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bb5d"/>
    </style:style>
    <style:style style:name="P2" style:family="paragraph" style:parent-style-name="Standard">
      <style:text-properties officeooo:rsid="000530fa" officeooo:paragraph-rsid="000530fa"/>
    </style:style>
    <style:style style:name="P3" style:family="paragraph" style:parent-style-name="Standard">
      <style:text-properties officeooo:paragraph-rsid="000530fa"/>
    </style:style>
    <style:style style:name="T1" style:family="text">
      <style:text-properties officeooo:rsid="0004bb5d"/>
    </style:style>
    <style:style style:name="T2" style:family="text">
      <style:text-properties officeooo:rsid="000530fa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 am happy to include my name on future uploads. <text:s/>Regarding your comment on file formats I have no idea what is happening. <text:s/>I have not uploaded any HTML files at all this semester, only .doc or .docx files. <text:s/>I can provide screenshots if you would like. <text:s/>I saw your message that you are having this issue with other students so I suspect it is an issue with Canvas. <text:s/>The issue might also be resolved if we could upload PDF files as those are much better behaved than proprietary MS Word files. </text:span></text:p>
      <text:p text:style-name="P1"/>
      <text:p text:style-name="P3"><text:span text:style-name="T2">In the future could you be more explicit when you want us to use a particular method of solving a problem? <text:s/>I thought we were only required to find the Taylor series in 2a. <text:s/>I did not interpret the definitions that followed the question as a requirement to solve by a particular method.</text:span></text:p>
      <text:p text:style-name="P1"/>
      <text:p text:style-name="P1"><text:span text:style-name="T1">I </text:span><text:span text:style-name="T2">also </text:span><text:span text:style-name="T1">do not understand your comment on Q3. <text:s/>You say no answers were given to the integral and only one was considered. <text:s/>You did not ask us to evaluate an integral, just to determine if the operator is Hermitian. <text:s/>Does proving </text:span><text:span text:style-name="T1"><draw:frame draw:style-name="fr1" draw:name="Object1" text:anchor-type="as-char" svg:y="-0.2925in" svg:width="2.6071in" svg:height="0.4717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<text:s/>not show it is Hermitian? <text:s/></text:span></text:p>
      <text:p text:style-name="P1"/>
      <text:p text:style-name="P2">Thank you,</text:p>
      <text:p text:style-name="P2">Jonatha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23:22:05.585486315</meta:creation-date>
    <dc:date>2021-02-08T23:37:10.164612887</dc:date>
    <meta:editing-duration>PT4M24S</meta:editing-duration>
    <meta:editing-cycles>1</meta:editing-cycles>
    <meta:document-statistic meta:table-count="0" meta:image-count="0" meta:object-count="1" meta:page-count="1" meta:paragraph-count="5" meta:word-count="195" meta:character-count="1053" meta:non-whitespace-character-count="849"/>
    <meta:generator>LibreOffice/6.4.6.2$Linux_X86_64 LibreOffice_project/40$Build-2</meta:generator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∫</mo>
          <mn>0</mn>
          <mrow>
            <mn>2</mn>
            <mi>π</mi>
          </mrow>
        </munderover>
        <mrow>
          <msup>
            <mi>ϕ</mi>
            <mtext>*</mtext>
          </msup>
          <mrow>
            <mo fence="true" stretchy="true">(</mo>
            <mrow>
              <mi>θ</mi>
            </mrow>
            <mo fence="true" stretchy="true">)</mo>
          </mrow>
        </mrow>
      </mrow>
      <mover accent="true">
        <mi>A</mi>
        <mo stretchy="true">^</mo>
      </mover>
      <mi>ψ</mi>
      <mrow>
        <mo fence="true" stretchy="true">(</mo>
        <mrow>
          <mi>θ</mi>
        </mrow>
        <mo fence="true" stretchy="true">)</mo>
      </mrow>
      <mi>d</mi>
      <mrow>
        <mi>θ</mi>
        <mo stretchy="false">=</mo>
        <mrow>
          <munderover>
            <mo stretchy="false">∫</mo>
            <mn>0</mn>
            <mrow>
              <mn>2</mn>
              <mi>π</mi>
            </mrow>
          </munderover>
          <mrow>
            <msup>
              <mover accent="true">
                <mi>A</mi>
                <mo stretchy="false">^</mo>
              </mover>
              <mtext>*</mtext>
            </msup>
            <msup>
              <mi>ϕ</mi>
              <mtext>*</mtext>
            </msup>
            <mrow>
              <mo fence="true" stretchy="true">(</mo>
              <mrow>
                <mi>θ</mi>
              </mrow>
              <mo fence="true" stretchy="true">)</mo>
            </mrow>
          </mrow>
        </mrow>
      </mrow>
      <mi>ψ</mi>
      <mrow>
        <mo fence="true" stretchy="true">(</mo>
        <mrow>
          <mi>θ</mi>
        </mrow>
        <mo fence="true" stretchy="true">)</mo>
      </mrow>
      <mi>d</mi>
      <mi>θ</mi>
    </mrow>
    <annotation encoding="StarMath 5.0">int from {0} to {2 π} {{ϕ} ^ {"*"} left (θ right )} widehat {A} ψ left (θ right ) d θ = int from {0} to {2 π} {{hat A}^"*"{ϕ} ^ {"*"} left (θ right )}  ψ left (θ right ) d θ</annotation>
  </semantics>
</math>
</file>